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background-color="transparent" fo:color="#55aaff" fo:font-weight="bold"/>
    </style:style>
    <style:style style:name="T28" style:family="text">
      <style:text-properties fo:background-color="transparent" fo:color="#005500" fo:font-size="10.000000000000000pt" fo:font-style="italic" style:text-underline-style="solid" style:text-underline-type="single"/>
    </style:style>
    <style:style style:name="T29" style:family="text">
      <style:text-properties fo:background-color="transparent" fo:color="#005500" fo:font-size="10.000000000000000pt" fo:font-style="normal" style:text-underline-style="none" style:text-underline-type="none"/>
    </style:style>
    <style:style style:name="T30" style:family="text">
      <style:text-properties fo:background-color="transparent" fo:font-size="10.000000000000000pt" fo:font-style="normal" style:text-underline-style="none" style:text-underline-type="none"/>
    </style:style>
    <style:style style:name="T31" style:family="text">
      <style:text-properties fo:background-color="transparent" fo:color="#55aa7f" fo:font-size="11.000000000000000pt"/>
    </style:style>
    <style:style style:name="T32" style:family="text">
      <style:text-properties fo:font-size="9.000000000000000pt" fo:font-weight="bold"/>
    </style:style>
    <style:style style:name="T33" style:family="text">
      <style:text-properties fo:background-color="transparent" fo:color="#55aaff" fo:font-size="8.000000000000000pt" style:text-underline-style="solid" style:text-underline-type="single"/>
    </style:style>
    <style:style style:name="T34" style:family="text">
      <style:text-properties fo:background-color="transparent" fo:color="#55aa7f" fo:font-size="8.000000000000000pt" style:text-underline-style="solid" style:text-underline-type="single"/>
    </style:style>
    <style:style style:name="T35" style:family="text">
      <style:text-properties fo:background-color="transparent" fo:font-size="8.000000000000000pt" style:text-underline-style="solid" style:text-underline-type="single"/>
    </style:style>
    <style:style style:name="T36" style:family="text">
      <style:text-properties fo:font-family="宋体" fo:font-size="10.000000000000000pt"/>
    </style:style>
    <style:style style:name="T37" style:family="text">
      <style:text-properties fo:font-family="仿宋" fo:font-size="12.000000000000000pt"/>
    </style:style>
    <style:style style:name="T38" style:family="text">
      <style:text-properties fo:font-family="Sans" fo:font-size="9.000000000000000pt"/>
    </style:style>
    <style:style style:name="T39" style:family="text">
      <style:text-properties fo:font-family="仿宋" fo:font-size="11.000000000000000pt"/>
    </style:style>
    <style:style style:name="T40" style:family="text">
      <style:text-properties fo:font-family="仿宋" fo:font-size="10.000000000000000pt"/>
    </style:style>
    <style:style style:name="T41"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7">界面语言</text:span>配置及KXmlGuiWindow KConfigGui等）:</text:p>
      <text:p text:style-name="P6">void KoMainWindow::slotConfigureToolbars()</text:p>
      <text:p text:style-name="P6"><text:span text:style-name="T28">to do .... ki18n 设置语言地方？</text:span></text:p>
      <text:p text:style-name="P6"><text:span text:style-name="T29">KLocalizedString::setLanguages(strlist); 设置失败</text:span></text:p>
      <text:p text:style-name="P6"/>
      <text:p text:style-name="P6"><text:span text:style-name="T30">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1">目前可以提取出来单独使用(参考kxmlgui\tests\kxmlGuiMain)</text:span></text:p>
      <text:p text:style-name="P6"/>
      <text:h text:outline-level="2" text:style-name="P11">文档转换</text:h>
      <text:p text:style-name="P6"><text:span text:style-name="T32"><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6"><text:span text:style-name="T8">&lt;w:numPr&gt;<text:tab/>&lt;w:ilvl w:val="0"/&gt;<text:tab/>&lt;w:numId w:val="3"/&gt;<text:tab/>&lt;/w:numPr&gt;</text:span></text:p>
      <text:p text:style-name="P7">numId 值代表段落格式("1,2,3" "一,二,三" "(一),(二),(三)")</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3">[styles.xml 中 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4">针对MSoffice的ODF文档的标题判断：</text:span></text:p>
      <text:p text:style-name="P6"><text:span text:style-name="T34">void KoTextLoader::loadHeading(const KoXmlElement &amp;element, QTextCursor &amp;cursor)</text:span></text:p>
      <text:p text:style-name="P6"><text:span text:style-name="T34">{</text:span></text:p>
      <text:p text:style-name="P6"><text:span text:style-name="T34">//add</text:span></text:p>
      <text:p text:style-name="P6"><text:span text:style-name="T34"><text:s text:c="8"/>if (d-&gt;context.odfLoadingContext().generator().startsWith(QLatin1String("MicrosoftOffice"))&amp;&amp;</text:span></text:p>
      <text:p text:style-name="P6"><text:span text:style-name="T34"><text:s text:c="15"/>(0 == styleName.compare(/*QString::fromLocal8Bit*/QLatin1String("P1"))))</text:span></text:p>
      <text:p text:style-name="P6"><text:span text:style-name="T34"><text:s text:c="8"/>{</text:span></text:p>
      <text:p text:style-name="P6"><text:span text:style-name="T34"><text:s text:c="12"/>level = 0;</text:span></text:p>
      <text:p text:style-name="P6"><text:span text:style-name="T34"><text:s text:c="8"/>}</text:span></text:p>
      <text:p text:style-name="P6"><text:span text:style-name="T34">}</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5">void KoOdfLoadingContext::parseGenerator() const</text:span></text:p>
      <text:p text:style-name="P6"/>
      <text:p text:style-name="P6"><text:span text:style-name="T11">ODT文档加载过程</text:span></text:p>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11">KoDocument::openFile <text:s text:c="25"/>KoDocument.cpp<text:s text:c="3"/></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text:span text:style-name="T6">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36">Do the groundwork - create a shape</text:span></text:p>
      <text:p text:style-name="P6"><text:span text:style-name="T3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3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3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36">The rotation, scaling and skewing is done through a matrix and so you don't need to care about it.</text:span></text:p>
      <text:p text:style-name="P6"/>
      <text:p text:style-name="P6"><text:span text:style-name="T36">So here is an example how your code might look like:</text:span></text:p>
      <text:p text:style-name="P6"/>
      <text:p text:style-name="P6"><text:span text:style-name="T36">#include &lt;KoShape.h&gt;</text:span></text:p>
      <text:p text:style-name="P6"/>
      <text:p text:style-name="P6"><text:span text:style-name="T36">class KoFooShape : public KoShape<text:s/></text:span></text:p>
      <text:p text:style-name="P6"><text:span text:style-name="T36">{</text:span></text:p>
      <text:p text:style-name="P6"><text:span text:style-name="T36">public:</text:span></text:p>
      <text:p text:style-name="P6"><text:span text:style-name="T36"><text:s text:c="4"/>KoFooShape();</text:span></text:p>
      <text:p text:style-name="P6"><text:span text:style-name="T36"><text:s text:c="4"/>~KoFooShape();</text:span></text:p>
      <text:p text:style-name="P6"/>
      <text:p text:style-name="P6"><text:span text:style-name="T36"><text:s text:c="4"/>// absolutly necessary:</text:span></text:p>
      <text:p text:style-name="P6"><text:span text:style-name="T36"><text:s text:c="4"/>void paint( QPainter &amp;painter,</text:span></text:p>
      <text:p text:style-name="P6"><text:span text:style-name="T36"><text:s text:c="16"/>const KoViewConverter &amp;converter );</text:span></text:p>
      <text:p text:style-name="P6"><text:span text:style-name="T36"><text:s text:c="4"/>virtual bool loadOdf(const KoXmlElement &amp; element, KoShapeLoadingContext &amp;context);</text:span></text:p>
      <text:p text:style-name="P6"><text:span text:style-name="T36"><text:s text:c="4"/>virtual void saveOdf(KoShapeSavingContext &amp; context) const;</text:span></text:p>
      <text:p text:style-name="P6"/>
      <text:p text:style-name="P6"><text:span text:style-name="T36">private:</text:span></text:p>
      <text:p text:style-name="P6"><text:span text:style-name="T36"><text:s text:c="4"/>SomeDataClass* m_dataClass;</text:span></text:p>
      <text:p text:style-name="P6"><text:span text:style-name="T36">};</text:span></text:p>
      <text:p text:style-name="P6"><text:span text:style-name="T36">Make your shape loadable - create a factory and a plugin</text:span></text:p>
      <text:p text:style-name="P6"><text:span text:style-name="T36">Now when you have created your shape class and implemented all the necessary things to make it at least compile you can think about the loading of your shape.</text:span></text:p>
      <text:p text:style-name="P6"/>
      <text:p text:style-name="P6"><text:span text:style-name="T3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36">KoShape* createDefaultShape() const;</text:span></text:p>
      <text:p text:style-name="P6"><text:span text:style-name="T36">KoShape* createShape( const KoProperties* params ) const;</text:span></text:p>
      <text:p text:style-name="P6"><text:span text:style-name="T36">An example factory class definition:</text:span></text:p>
      <text:p text:style-name="P6"/>
      <text:p text:style-name="P6"><text:span text:style-name="T36">class FooShapeFactory : public KoShapeFactory {</text:span></text:p>
      <text:p text:style-name="P6"><text:span text:style-name="T36">public:</text:span></text:p>
      <text:p text:style-name="P6"><text:span text:style-name="T36"><text:s text:c="4"/>FooShapeFactory( QObject *parent );</text:span></text:p>
      <text:p text:style-name="P6"/>
      <text:p text:style-name="P6"><text:span text:style-name="T36"><text:s text:c="4"/>KoShape* createDefaultShape() const;</text:span></text:p>
      <text:p text:style-name="P6"><text:span text:style-name="T36"><text:s text:c="4"/>KoShape* createShape(const KoProperties* params) const;</text:span></text:p>
      <text:p text:style-name="P6"><text:span text:style-name="T36">};</text:span></text:p>
      <text:p text:style-name="P6"><text:span text:style-name="T36">The according implementation:</text:span></text:p>
      <text:p text:style-name="P6"/>
      <text:p text:style-name="P6"><text:span text:style-name="T36">FooShapeFactory::FooShapeFactory(QObject* parent)<text:s/></text:span></text:p>
      <text:p text:style-name="P6"><text:span text:style-name="T36"><text:s text:c="3"/>: KoShapeFactory( parent, "FooShape",</text:span></text:p>
      <text:p text:style-name="P6"><text:span text:style-name="T36"><text:s text:c="21"/>i18n("Foo Shape") )</text:span></text:p>
      <text:p text:style-name="P6"><text:span text:style-name="T36">{</text:span></text:p>
      <text:p text:style-name="P6"><text:span text:style-name="T36"><text:s text:c="4"/>setToolTip( i18n("A foo shape") );</text:span></text:p>
      <text:p text:style-name="P6"><text:span text:style-name="T36">}</text:span></text:p>
      <text:p text:style-name="P6"/>
      <text:p text:style-name="P6"><text:span text:style-name="T36">KoShape* FooShapeFactory::createDefaultShape() const</text:span></text:p>
      <text:p text:style-name="P6"><text:span text:style-name="T36">{</text:span></text:p>
      <text:p text:style-name="P6"><text:span text:style-name="T36"><text:s text:c="4"/>KoFooShape* fooShape = new KoFooShape();</text:span></text:p>
      <text:p text:style-name="P6"><text:span text:style-name="T36"><text:s text:c="4"/>// set defaults</text:span></text:p>
      <text:p text:style-name="P6"><text:span text:style-name="T36"><text:s text:c="4"/>return fooShape;</text:span></text:p>
      <text:p text:style-name="P6"><text:span text:style-name="T36">}</text:span></text:p>
      <text:p text:style-name="P6"/>
      <text:p text:style-name="P6"><text:span text:style-name="T36">KoShape* FooShapeFactory::createShape(</text:span></text:p>
      <text:p text:style-name="P6"><text:span text:style-name="T36"><text:s text:c="28"/>const KoProperties* params ) const</text:span></text:p>
      <text:p text:style-name="P6"><text:span text:style-name="T36">{</text:span></text:p>
      <text:p text:style-name="P6"><text:span text:style-name="T36"><text:s text:c="4"/>KoFooShape* fooShape = new KoFooShape();</text:span></text:p>
      <text:p text:style-name="P6"><text:span text:style-name="T36"><text:s text:c="4"/>// use the params</text:span></text:p>
      <text:p text:style-name="P6"><text:span text:style-name="T36"><text:s text:c="4"/>return fooShape;</text:span></text:p>
      <text:p text:style-name="P6"><text:span text:style-name="T36">}</text:span></text:p>
      <text:p text:style-name="P6"><text:span text:style-name="T3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36">To register we would have to make a call like this:</text:span></text:p>
      <text:p text:style-name="P6"/>
      <text:p text:style-name="P6"><text:span text:style-name="T36">KoShapeRegistry::instance()-&gt;add( new FooShapeFactory( parent ) );</text:span></text:p>
      <text:p text:style-name="P6"><text:span text:style-name="T3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36">The registration is done within the constructor of the FooShapePlugin class. This is a very simple class that represents the plugin and does registration.</text:span></text:p>
      <text:p text:style-name="P6"/>
      <text:p text:style-name="P6"><text:span text:style-name="T36">Example plugin class definition:</text:span></text:p>
      <text:p text:style-name="P6"/>
      <text:p text:style-name="P6"><text:span text:style-name="T36">#include &lt;QObject&gt;</text:span></text:p>
      <text:p text:style-name="P6"/>
      <text:p text:style-name="P6"><text:span text:style-name="T36">class FooShapePlugin : public QObject {</text:span></text:p>
      <text:p text:style-name="P6"><text:span text:style-name="T36"><text:s text:c="4"/>Q_OBJECT</text:span></text:p>
      <text:p text:style-name="P6"><text:span text:style-name="T36">public:</text:span></text:p>
      <text:p text:style-name="P6"><text:span text:style-name="T36"><text:s text:c="4"/>FooShapePlugin(QObject *parent, const QStringList&amp;);</text:span></text:p>
      <text:p text:style-name="P6"><text:span text:style-name="T36">};</text:span></text:p>
      <text:p text:style-name="P6"><text:span text:style-name="T36">Example plugin class implementation:</text:span></text:p>
      <text:p text:style-name="P6"/>
      <text:p text:style-name="P6"><text:span text:style-name="T36">#include "FooShapePlugin.h"</text:span></text:p>
      <text:p text:style-name="P6"><text:span text:style-name="T36">#include &lt;kgenericfactory.h&gt;</text:span></text:p>
      <text:p text:style-name="P6"/>
      <text:p text:style-name="P6"><text:span text:style-name="T36">K_EXPORT_COMPONENT_FACTORY(fooshapelibrary,</text:span></text:p>
      <text:p text:style-name="P6"><text:span text:style-name="T36"><text:s text:c="4"/>KGenericFactory&lt;FooShapePlugin&gt;( "FooPlugin" ) )</text:span></text:p>
      <text:p text:style-name="P6"/>
      <text:p text:style-name="P6"><text:span text:style-name="T36">FooShapePlugin::FooShapePlugin(QObject *parent, const QStringList&amp;)</text:span></text:p>
      <text:p text:style-name="P6"><text:span text:style-name="T36"><text:s text:c="4"/>: QObject(parent)</text:span></text:p>
      <text:p text:style-name="P6"><text:span text:style-name="T36">{</text:span></text:p>
      <text:p text:style-name="P6"><text:span text:style-name="T36"><text:s text:c="4"/>// register the shape's factory</text:span></text:p>
      <text:p text:style-name="P6"><text:span text:style-name="T36"><text:s text:c="4"/>KoShapeRegistry::instance()-&gt;add(</text:span></text:p>
      <text:p text:style-name="P6"><text:span text:style-name="T36"><text:s text:c="8"/>new KoFooShapeFactory( parent ) );</text:span></text:p>
      <text:p text:style-name="P6"><text:span text:style-name="T36"><text:s text:c="4"/>// we could register more things here in this same plugin.</text:span></text:p>
      <text:p text:style-name="P6"><text:span text:style-name="T36">}</text:span></text:p>
      <text:p text:style-name="P6"><text:span text:style-name="T36">#include "FooShapePlugin.moc"</text:span></text:p>
      <text:p text:style-name="P6"><text:span text:style-name="T3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3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36">Example fooshape.desktop file:</text:span></text:p>
      <text:p text:style-name="P6"/>
      <text:p text:style-name="P6"><text:span text:style-name="T36">[Desktop Entry]</text:span></text:p>
      <text:p text:style-name="P6"><text:span text:style-name="T36">Encoding=UTF-8</text:span></text:p>
      <text:p text:style-name="P6"><text:span text:style-name="T36">Name=Foo Shape</text:span></text:p>
      <text:p text:style-name="P6"><text:span text:style-name="T36">ServiceTypes=Calligra/Flake</text:span></text:p>
      <text:p text:style-name="P6"><text:span text:style-name="T36">Type=Service</text:span></text:p>
      <text:p text:style-name="P6"><text:span text:style-name="T36">X-KDE-Library=fooshapelibrary</text:span></text:p>
      <text:p text:style-name="P6"><text:span text:style-name="T36">X-Flake-Version=1</text:span></text:p>
      <text:p text:style-name="P6"><text:span text:style-name="T36">After installing that file in the KDE services directory and installing your plugin where the application can open it, your plugin is system wide known and can be loaded by Calligra.</text:span></text:p>
      <text:p text:style-name="P9"/>
      <text:h text:outline-level="1" text:style-name="P5"><text:span text:style-name="T37">Qtcreator<text:s/></text:span></text:h>
      <text:p text:style-name="P6"><text:span text:style-name="T11">C:\Qt\AStyle\bin\AStyle.exe</text:span></text:p>
      <text:p text:style-name="P6"><text:span text:style-name="T38">style=ansi</text:span></text:p>
      <text:p text:style-name="P7"><text:span text:style-name="T38">add-braces</text:span></text:p>
      <text:p text:style-name="P7"><text:span text:style-name="T38">indent-switches</text:span></text:p>
      <text:p text:style-name="P7"/>
      <text:h text:outline-level="2" text:style-name="P11"><text:span text:style-name="T39">遇到的设置问题</text:span></text:h>
      <text:h text:outline-level="3" text:style-name="P12"><text:span text:style-name="T40">调试速度</text:span></text:h>
      <text:p text:style-name="P6"><text:span text:style-name="T40">Options/Build&amp;Run/General: 取消Always deploy project before running it</text:span></text:p>
      <text:p text:style-name="P6"/>
      <text:h text:outline-level="3" text:style-name="P12"><text:span text:style-name="T21">配置修改问题</text:span></text:h>
      <text:p text:style-name="P6"><text:span text:style-name="T41">不要轻易修改 Options/Debugger/CDB: Use Python dumper 取消会出现无法调试问题，需要删除</text:span></text:p>
      <text:p text:style-name="P6"><text:span text:style-name="T41">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1">http://cn.ntdtv.com/gb/2021/08/26/a103200033.html</text:span></text:p>
      <text:h text:outline-level="2" text:style-name="P11">在线软件</text:h>
      <text:p text:style-name="P6"><text:span text:style-name="T41">https://www.offidocs.com/</text:span></text:p>
      <text:p text:style-name="P6"><text:span text:style-name="T41">官方代码参考</text:span></text:p>
      <text:p text:style-name="P6"><text:span text:style-name="T41">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custom2" style:display-name="Bibliography custom2" style:family="paragraph"/>
    <style:style style:name="Bibliography_20unpublished" style:display-name="Bibliography unpublished" style:family="paragraph"/>
    <style:style style:name="Bibliography_20custom3" style:display-name="Bibliography custom3" style:family="paragraph"/>
    <style:style style:name="Bibliography_20phdthesis" style:display-name="Bibliography phdthesis" style:family="paragraph"/>
    <style:style style:name="Bibliography_20www" style:display-name="Bibliography www" style:family="paragraph"/>
    <style:style style:name="Bibliography_20proceedings" style:display-name="Bibliography proceedings"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96</meta:editing-cycles>
    <dc:date>2021-10-15T17:26:03</dc:date>
    <meta:creation-date>2008-08-22T11:41:04</meta:creation-date>
  </office:meta>
</office:document-meta>
</file>